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3B00000309C81A69E2B7B3D6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2cm" svg:stroke-color="#000000" draw:marker-start-width="0.509cm" draw:marker-end-width="0.509cm" draw:fill="none" draw:fill-color="#000000" draw:textarea-horizontal-align="right" draw:textarea-vertical-align="middle" fo:min-height="7.507cm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52cm" svg:stroke-color="#74489d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svg:stroke-width="0.152cm" svg:stroke-color="#74489d" draw:marker-start-width="0.659cm" draw:marker-end-width="0.659cm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203cm" svg:stroke-color="#b2b2b2" draw:marker-start-width="0.813cm" draw:marker-end-width="0.813cm" draw:fill="none" draw:textarea-vertical-align="middle" fo:padding-top="0.226cm" fo:padding-bottom="0.226cm" fo:padding-left="0.351cm" fo:padding-right="0.351cm"/>
    </style:style>
    <style:style style:name="gr6" style:family="graphic" style:parent-style-name="standard">
      <style:graphic-properties svg:stroke-width="0.203cm" svg:stroke-color="#b2b2b2" draw:marker-start-width="0.813cm" draw:marker-end-width="0.813cm" draw:textarea-vertical-align="middle" fo:padding-top="0.226cm" fo:padding-bottom="0.226cm" fo:padding-left="0.351cm" fo:padding-right="0.351cm"/>
    </style:style>
    <style:style style:name="gr7" style:family="graphic" style:parent-style-name="objectwithoutfill">
      <style:graphic-properties svg:stroke-width="0.203cm" svg:stroke-color="#579835" draw:marker-start-width="0.813cm" draw:marker-end-width="0.813cm" draw:fill="none" draw:textarea-vertical-align="middle" fo:padding-top="0.226cm" fo:padding-bottom="0.226cm" fo:padding-left="0.351cm" fo:padding-right="0.351cm"/>
    </style:style>
    <style:style style:name="gr8" style:family="graphic" style:parent-style-name="objectwithoutfill">
      <style:graphic-properties svg:stroke-width="0.203cm" svg:stroke-color="#62a73b" draw:marker-start-width="0.813cm" draw:marker-end-width="0.813cm" draw:fill="none" draw:textarea-vertical-align="middle" fo:padding-top="0.226cm" fo:padding-bottom="0.226cm" fo:padding-left="0.351cm" fo:padding-right="0.351cm"/>
    </style:style>
    <style:style style:name="gr9" style:family="graphic" style:parent-style-name="standard">
      <style:graphic-properties svg:stroke-width="0.203cm" svg:stroke-color="#579835" draw:marker-start-width="0.813cm" draw:marker-end-width="0.813cm" draw:textarea-vertical-align="middle" fo:padding-top="0.226cm" fo:padding-bottom="0.226cm" fo:padding-left="0.351cm" fo:padding-right="0.351cm"/>
    </style:style>
    <style:style style:name="gr10" style:family="graphic" style:parent-style-name="objectwithoutfill">
      <style:graphic-properties svg:stroke-width="0.203cm" svg:stroke-color="#f5822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svg:stroke-width="0.203cm" svg:stroke-color="#f58220" draw:marker-start-width="0.812cm" draw:marker-end-width="0.812cm" draw:textarea-vertical-align="middle" fo:padding-top="0.226cm" fo:padding-bottom="0.226cm" fo:padding-left="0.351cm" fo:padding-right="0.351cm"/>
    </style:style>
    <style:style style:name="gr12" style:family="graphic" style:parent-style-name="objectwithoutfill">
      <style:graphic-properties svg:stroke-width="0.203cm" svg:stroke-color="#e3d2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13" style:family="graphic" style:parent-style-name="standard">
      <style:graphic-properties svg:stroke-width="0.203cm" svg:stroke-color="#e3d200" draw:marker-start-width="0.812cm" draw:marker-end-width="0.812cm" draw:textarea-vertical-align="middle" fo:padding-top="0.226cm" fo:padding-bottom="0.226cm" fo:padding-left="0.351cm" fo:padding-right="0.351cm"/>
    </style:style>
    <style:style style:name="gr14" style:family="graphic" style:parent-style-name="objectwithoutfill">
      <style:graphic-properties svg:stroke-width="0.203cm" svg:stroke-color="#3465a4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15" style:family="graphic" style:parent-style-name="standard">
      <style:graphic-properties svg:stroke-width="0.203cm" svg:stroke-color="#3465a4" draw:marker-start-width="0.812cm" draw:marker-end-width="0.812cm" draw:textarea-vertical-align="middle" fo:padding-top="0.226cm" fo:padding-bottom="0.226cm" fo:padding-left="0.351cm" fo:padding-right="0.351cm"/>
    </style:style>
    <style:style style:name="gr16" style:family="graphic" style:parent-style-name="objectwithoutfill">
      <style:graphic-properties svg:stroke-width="0.203cm" svg:stroke-color="#00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17" style:family="graphic" style:parent-style-name="standard">
      <style:graphic-properties svg:stroke-width="0.203cm" svg:stroke-color="#000000" draw:marker-start-width="0.812cm" draw:marker-end-width="0.812cm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ed1c24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ed1c24" draw:marker-start-width="0.812cm" draw:marker-end-width="0.812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737cm" fo:padding-top="0.176cm" fo:padding-bottom="0.176cm" fo:padding-left="0.301cm" fo:padding-right="0.301cm"/>
    </style:style>
    <style:style style:name="gr21" style:family="graphic" style:parent-style-name="objectwithoutfill">
      <style:graphic-properties draw:stroke="dash" draw:stroke-dash="Dashed_20__28_var_29_" svg:stroke-width="0.203cm" svg:stroke-color="#ed1c24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22" style:family="graphic" style:parent-style-name="standard">
      <style:graphic-properties draw:stroke="dash" draw:stroke-dash="Dashed_20__28_var_29_" svg:stroke-width="0.203cm" svg:stroke-color="#ed1c24" draw:marker-start-width="0.812cm" draw:marker-end-width="0.812cm" draw:textarea-vertical-align="middle" fo:padding-top="0.226cm" fo:padding-bottom="0.226cm" fo:padding-left="0.351cm" fo:padding-right="0.351cm"/>
    </style:style>
    <style:style style:name="gr23" style:family="graphic" style:parent-style-name="standard">
      <style:graphic-properties draw:stroke="solid" svg:stroke-width="0.152cm" svg:stroke-color="#000000" draw:marker-start-width="0.66cm" draw:marker-end-width="0.66cm" draw:fill="none" draw:fill-color="#ffffff" fo:min-height="3.179cm" fo:padding-top="0.201cm" fo:padding-bottom="0.201cm" fo:padding-left="0.326cm" fo:padding-right="0.326cm"/>
    </style:style>
    <style:style style:name="gr24" style:family="graphic" style:parent-style-name="objectwithoutfill">
      <style:graphic-properties svg:stroke-width="0.203cm" svg:stroke-color="#666666" draw:marker-start-width="0.812cm" draw:marker-end-width="0.812cm" draw:fill="none" draw:textarea-vertical-align="middle" fo:padding-top="0.226cm" fo:padding-bottom="0.226cm" fo:padding-left="0.351cm" fo:padding-right="0.35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22pt" style:font-size-asian="18pt" style:font-size-complex="18pt"/>
    </style:style>
    <style:style style:name="P3" style:family="paragraph">
      <loext:graphic-properties draw:fill="none" draw:fill-color="#000000"/>
      <style:paragraph-properties fo:text-align="end"/>
      <style:text-properties fo:font-size="2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2pt" style:font-size-asian="18pt" style:font-size-complex="18pt"/>
    </style:style>
    <style:style style:name="P6" style:family="paragraph">
      <loext:graphic-properties draw:fill="none" draw:fill-color="#ffffff"/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611cm" svg:height="17.161cm" svg:x="30.299cm" svg:y="14.081cm">
          <draw:image xlink:href="Pictures/100000000000023B00000309C81A69E2B7B3D69D.png" xlink:type="simple" xlink:show="embed" xlink:actuate="onLoad">
            <text:p/>
          </draw:image>
        </draw:frame>
        <draw:frame draw:style-name="gr2" draw:text-style-name="P3" draw:layer="layout" svg:width="5.461cm" svg:height="8.165cm" svg:x="1.508cm" svg:y="16.113cm">
          <draw:text-box>
            <text:p text:style-name="P2">E-Paper HAT</text:p>
            <text:p text:style-name="P2">BUSY</text:p>
            <text:p text:style-name="P2">RST</text:p>
            <text:p text:style-name="P2">DC</text:p>
            <text:p text:style-name="P2">CS</text:p>
            <text:p text:style-name="P2">CLK</text:p>
            <text:p text:style-name="P2">DIN</text:p>
            <text:p text:style-name="P2">GND</text:p>
            <text:p text:style-name="P2">VCC</text:p>
          </draw:text-box>
        </draw:frame>
        <draw:line draw:style-name="gr3" draw:text-style-name="P4" xml:id="id1" draw:id="id1" draw:layer="Layer4" svg:x1="6.715cm" svg:y1="17.637cm" svg:x2="9.128cm" svg:y2="17.637cm">
          <text:p/>
        </draw:line>
        <draw:line draw:style-name="gr3" draw:text-style-name="P4" xml:id="id2" draw:id="id2" draw:layer="Layer4" svg:x1="31.226cm" svg:y1="18.907cm" svg:x2="28.813cm" svg:y2="18.907cm">
          <text:p/>
        </draw:line>
        <draw:connector draw:style-name="gr4" draw:text-style-name="P1" draw:layer="Layer4" svg:x1="9.128cm" svg:y1="17.637cm" svg:x2="28.813cm" svg:y2="18.907cm" draw:start-shape="id1" draw:start-glue-point="1" draw:end-shape="id2" svg:d="M9128 17637h9843v1270h9842" svg:viewBox="0 0 19686 1271">
          <text:p/>
        </draw:connector>
        <draw:line draw:style-name="gr5" draw:text-style-name="P4" xml:id="id3" draw:id="id3" draw:layer="Layer4" svg:x1="6.588cm" svg:y1="18.526cm" svg:x2="8.874cm" svg:y2="18.526cm">
          <text:p/>
        </draw:line>
        <draw:line draw:style-name="gr5" draw:text-style-name="P4" xml:id="id4" draw:id="id4" draw:layer="Layer4" svg:x1="44.053cm" svg:y1="21.447cm" svg:x2="42.275cm" svg:y2="21.447cm">
          <text:p/>
        </draw:line>
        <draw:connector draw:style-name="gr6" draw:text-style-name="P1" xml:id="id5" draw:id="id5" draw:layer="Layer4" svg:x1="8.874cm" svg:y1="18.526cm" svg:x2="44.581cm" svg:y2="32.375cm" draw:start-shape="id3" draw:start-glue-point="1" svg:d="M8874 18526h18155v13849h17552" svg:viewBox="0 0 35708 13850">
          <text:p/>
        </draw:connector>
        <draw:connector draw:style-name="gr6" draw:text-style-name="P1" draw:layer="Layer4" svg:x1="44.053cm" svg:y1="21.447cm" svg:x2="44.581cm" svg:y2="32.375cm" draw:start-shape="id4" draw:start-glue-point="1" draw:end-shape="id5" draw:end-glue-point="3" svg:d="M44053 21447h1130v10928h-602" svg:viewBox="0 0 1131 10929">
          <text:p/>
        </draw:connector>
        <draw:line draw:style-name="gr7" draw:text-style-name="P4" xml:id="id6" draw:id="id6" draw:layer="Layer4" svg:x1="6.715cm" svg:y1="19.415cm" svg:x2="8.366cm" svg:y2="19.415cm">
          <text:p/>
        </draw:line>
        <draw:line draw:style-name="gr8" draw:text-style-name="P4" xml:id="id8" draw:id="id8" draw:layer="Layer4" svg:x1="42.275cm" svg:y1="23.098cm" svg:x2="43.418cm" svg:y2="23.098cm">
          <text:p/>
        </draw:line>
        <draw:connector draw:style-name="gr9" draw:text-style-name="P1" xml:id="id7" draw:id="id7" draw:layer="Layer4" svg:x1="8.366cm" svg:y1="19.415cm" svg:x2="43.593cm" svg:y2="33.13cm" draw:start-shape="id6" draw:start-glue-point="1" svg:d="M8366 19415h17915v13715h17312" svg:viewBox="0 0 35228 13716">
          <text:p/>
        </draw:connector>
        <draw:connector draw:style-name="gr9" draw:text-style-name="P1" draw:layer="Layer4" draw:line-skew="0.493cm" svg:x1="43.593cm" svg:y1="33.13cm" svg:x2="43.418cm" svg:y2="23.098cm" draw:start-shape="id7" draw:start-glue-point="3" draw:end-shape="id8" draw:end-glue-point="1" svg:d="M43593 33130h1095v-10032h-1270" svg:viewBox="0 0 1271 10033">
          <text:p/>
        </draw:connector>
        <draw:line draw:style-name="gr10" draw:text-style-name="P4" xml:id="id9" draw:id="id9" draw:layer="Layer4" svg:x1="6.969cm" svg:y1="20.177cm" svg:x2="7.858cm" svg:y2="20.177cm">
          <text:p/>
        </draw:line>
        <draw:line draw:style-name="gr10" draw:text-style-name="P4" xml:id="id10" draw:id="id10" draw:layer="Layer4" svg:x1="42.021cm" svg:y1="23.733cm" svg:x2="43.291cm" svg:y2="23.733cm">
          <text:p/>
        </draw:line>
        <draw:connector draw:style-name="gr11" draw:text-style-name="P1" xml:id="id11" draw:id="id11" draw:layer="Layer4" svg:x1="7.858cm" svg:y1="20.177cm" svg:x2="43.012cm" svg:y2="34.06cm" draw:start-shape="id9" draw:start-glue-point="1" svg:d="M7858 20177h17878v13883h17276" svg:viewBox="0 0 35155 13884">
          <text:p/>
        </draw:connector>
        <draw:connector draw:style-name="gr11" draw:text-style-name="P1" draw:layer="Layer4" svg:x1="43.291cm" svg:y1="23.733cm" svg:x2="43.012cm" svg:y2="34.06cm" draw:start-shape="id10" draw:start-glue-point="1" draw:end-shape="id11" draw:end-glue-point="3" svg:d="M43291 23733h602v10327h-881" svg:viewBox="0 0 882 10328">
          <text:p/>
        </draw:connector>
        <draw:line draw:style-name="gr12" draw:text-style-name="P4" xml:id="id13" draw:id="id13" draw:layer="Layer4" svg:x1="31.099cm" svg:y1="23.606cm" svg:x2="29.829cm" svg:y2="23.606cm">
          <text:p/>
        </draw:line>
        <draw:line draw:style-name="gr12" draw:text-style-name="P4" xml:id="id12" draw:id="id12" draw:layer="Layer4" svg:x1="6.715cm" svg:y1="21.193cm" svg:x2="8.366cm" svg:y2="21.193cm">
          <text:p/>
        </draw:line>
        <draw:connector draw:style-name="gr13" draw:text-style-name="P1" draw:layer="Layer4" svg:x1="8.366cm" svg:y1="21.193cm" svg:x2="29.829cm" svg:y2="23.606cm" draw:start-shape="id12" draw:start-glue-point="1" draw:end-shape="id13" draw:end-glue-point="3" svg:d="M8366 21193h10732v2413h10731" svg:viewBox="0 0 21464 2414">
          <text:p/>
        </draw:connector>
        <draw:line draw:style-name="gr14" draw:text-style-name="P4" xml:id="id14" draw:id="id14" draw:layer="Layer4" svg:x1="6.588cm" svg:y1="21.955cm" svg:x2="8.366cm" svg:y2="21.955cm">
          <text:p/>
        </draw:line>
        <draw:line draw:style-name="gr14" draw:text-style-name="P4" xml:id="id15" draw:id="id15" draw:layer="Layer4" svg:x1="31.099cm" svg:y1="22.082cm" svg:x2="29.448cm" svg:y2="22.082cm">
          <text:p/>
        </draw:line>
        <draw:connector draw:style-name="gr15" draw:text-style-name="P1" draw:layer="Layer4" svg:x1="8.366cm" svg:y1="21.955cm" svg:x2="29.448cm" svg:y2="22.082cm" draw:start-shape="id14" draw:start-glue-point="1" draw:end-shape="id15" draw:end-glue-point="3" svg:d="M8366 21955h10541v127h10541" svg:viewBox="0 0 21083 128">
          <text:p/>
        </draw:connector>
        <draw:line draw:style-name="gr16" draw:text-style-name="P4" xml:id="id19" draw:id="id19" draw:layer="Layer4" svg:x1="41.894cm" svg:y1="22.082cm" svg:x2="45.704cm" svg:y2="22.082cm">
          <text:p/>
        </draw:line>
        <draw:line draw:style-name="gr16" draw:text-style-name="P4" xml:id="id16" draw:id="id16" draw:layer="Layer4" svg:x1="6.842cm" svg:y1="22.844cm" svg:x2="9.001cm" svg:y2="22.844cm">
          <text:p/>
        </draw:line>
        <draw:connector draw:style-name="gr17" draw:text-style-name="P1" xml:id="id17" draw:id="id17" draw:layer="Layer4" svg:x1="9.001cm" svg:y1="22.844cm" svg:x2="27.9cm" svg:y2="35.397cm" draw:start-shape="id16" draw:start-glue-point="1" svg:d="M9001 22844h9751v12553h9148" svg:viewBox="0 0 18900 12554">
          <text:p/>
        </draw:connector>
        <draw:connector draw:style-name="gr17" draw:text-style-name="P1" draw:layer="Layer4" svg:x1="27.9cm" svg:y1="35.397cm" svg:x2="45.686cm" svg:y2="35.455cm" draw:start-shape="id17" draw:start-glue-point="3" draw:end-shape="id18" draw:end-glue-point="2" svg:d="M27900 35397h8893v58h8893" svg:viewBox="0 0 17787 59">
          <text:p/>
        </draw:connector>
        <draw:connector draw:style-name="gr17" draw:text-style-name="P1" xml:id="id18" draw:id="id18" draw:layer="Layer4" svg:x1="45.686cm" svg:y1="35.455cm" svg:x2="45.704cm" svg:y2="22.082cm" draw:end-shape="id19" draw:end-glue-point="1" svg:d="M45686 35455v-6385h18v-6988" svg:viewBox="0 0 19 13374">
          <text:p/>
        </draw:connector>
        <draw:line draw:style-name="gr18" draw:text-style-name="P4" xml:id="id20" draw:id="id20" draw:layer="Layer4" svg:x1="6.969cm" svg:y1="23.733cm" svg:x2="9.636cm" svg:y2="23.733cm">
          <text:p/>
        </draw:line>
        <draw:line draw:style-name="gr18" draw:text-style-name="P4" xml:id="id21" draw:id="id21" draw:layer="Layer4" svg:x1="31.353cm" svg:y1="21.447cm" svg:x2="28.432cm" svg:y2="21.447cm">
          <text:p/>
        </draw:line>
        <draw:connector draw:style-name="gr19" draw:text-style-name="P1" draw:layer="Layer4" draw:line-skew="-1.143cm" svg:x1="9.636cm" svg:y1="23.733cm" svg:x2="28.432cm" svg:y2="21.447cm" draw:start-shape="id20" draw:start-glue-point="1" draw:end-shape="id21" draw:end-glue-point="3" svg:d="M9636 23733h8255v-2286h10541" svg:viewBox="0 0 18797 2287">
          <text:p/>
        </draw:connector>
        <draw:frame draw:style-name="gr20" draw:text-style-name="P6" draw:layer="Layer4" svg:width="6.604cm" svg:height="2.089cm" svg:x="1.508cm" svg:y="4.683cm">
          <draw:text-box>
            <text:p text:style-name="P5">e-Paper LED <text:s text:c="3"/>+</text:p>
            <text:p text:style-name="P5"><text:s text:c="8"/><text:s text:c="8"/><text:s text:c="8"/><text:s/>-</text:p>
          </draw:text-box>
        </draw:frame>
        <draw:line draw:style-name="gr21" draw:text-style-name="P4" xml:id="id24" draw:id="id24" draw:layer="Layer4" svg:x1="31.099cm" svg:y1="19.796cm" svg:x2="29.829cm" svg:y2="19.796cm">
          <text:p/>
        </draw:line>
        <draw:connector draw:style-name="gr17" draw:text-style-name="P1" draw:layer="Layer4" draw:line-skew="1.016cm" svg:x1="9.509cm" svg:y1="6.334cm" svg:x2="28.305cm" svg:y2="18.145cm" draw:start-shape="id22" draw:start-glue-point="1" draw:end-shape="id23" draw:end-glue-point="3" svg:d="M9509 6334h10414v11811h8382" svg:viewBox="0 0 18797 11812">
          <text:p/>
        </draw:connector>
        <draw:line draw:style-name="gr16" draw:text-style-name="P4" xml:id="id23" draw:id="id23" draw:layer="Layer4" svg:x1="31.48cm" svg:y1="18.145cm" svg:x2="28.305cm" svg:y2="18.145cm">
          <text:p/>
        </draw:line>
        <draw:line draw:style-name="gr21" draw:text-style-name="P4" xml:id="id25" draw:id="id25" draw:layer="Layer4" svg:x1="7.858cm" svg:y1="5.191cm" svg:x2="9.255cm" svg:y2="5.191cm">
          <text:p/>
        </draw:line>
        <draw:line draw:style-name="gr16" draw:text-style-name="P4" xml:id="id22" draw:id="id22" draw:layer="Layer4" svg:x1="7.731cm" svg:y1="6.334cm" svg:x2="9.509cm" svg:y2="6.334cm">
          <text:p/>
        </draw:line>
        <draw:connector draw:style-name="gr22" draw:text-style-name="P1" draw:layer="Layer4" draw:line-skew="2.336cm" svg:x1="29.829cm" svg:y1="19.796cm" svg:x2="9.255cm" svg:y2="5.191cm" draw:start-shape="id24" draw:start-glue-point="3" draw:end-shape="id25" draw:end-glue-point="1" svg:d="M29829 19796h-7951v-14605h-12623" svg:viewBox="0 0 20575 14606">
          <text:p/>
        </draw:connector>
        <draw:line draw:style-name="gr12" draw:text-style-name="P4" draw:layer="Layer4" svg:x1="42.021cm" svg:y1="15.097cm" svg:x2="44.18cm" svg:y2="15.097cm">
          <text:p/>
        </draw:line>
        <draw:frame draw:style-name="gr23" draw:text-style-name="P6" draw:layer="Layer4" svg:width="3.175cm" svg:height="3.875cm" svg:x="43.037cm" svg:y="2.524cm">
          <draw:text-box>
            <text:p text:style-name="P5">IR LED</text:p>
            <text:p text:style-name="P5"/>
            <text:p text:style-name="P5"/>
            <text:p text:style-name="P5"><text:s text:c="2"/>+ <text:s text:c="4"/>--</text:p>
          </draw:text-box>
        </draw:frame>
        <draw:line draw:style-name="gr12" draw:text-style-name="P4" draw:layer="Layer4" svg:x1="43.926cm" svg:y1="6.207cm" svg:x2="43.926cm" svg:y2="15.224cm">
          <text:p/>
        </draw:line>
        <draw:line draw:style-name="gr24" draw:text-style-name="P4" draw:layer="Layer4" svg:x1="42.148cm" svg:y1="16.621cm" svg:x2="45.323cm" svg:y2="16.621cm">
          <text:p/>
        </draw:line>
        <draw:line draw:style-name="gr24" draw:text-style-name="P4" draw:layer="Layer4" svg:x1="45.196cm" svg:y1="16.621cm" svg:x2="45.196cm" svg:y2="6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3T12:51:47.934581982</meta:creation-date>
    <dc:date>2019-02-23T14:15:03.806744752</dc:date>
    <meta:editing-duration>PT9M16S</meta:editing-duration>
    <meta:editing-cycles>1</meta:editing-cycles>
    <meta:document-statistic meta:object-count="43"/>
    <meta:generator>LibreOffice/6.0.6.2$Linux_X86_64 LibreOffice_project/00m0$Build-2</meta:generator>
  </office:meta>
</office:document-meta>
</file>